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03ad39" officeooo:paragraph-rsid="0003ad39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40pt" fo:text-shadow="1pt 1pt" officeooo:rsid="0003ad39" officeooo:paragraph-rsid="0003ad39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32pt" officeooo:rsid="0003ad39" officeooo:paragraph-rsid="0003ad39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32pt" fo:text-shadow="1pt 1pt" officeooo:rsid="0003ad39" officeooo:paragraph-rsid="0003ad39" style:font-size-asian="32pt" style:font-size-complex="32pt"/>
    </style:style>
    <style:style style:name="P5" style:family="paragraph" style:parent-style-name="Standard">
      <style:paragraph-properties fo:text-align="center" style:justify-single-word="false"/>
      <style:text-properties fo:font-size="28pt" officeooo:rsid="0003ad39" officeooo:paragraph-rsid="0003ad39" style:font-size-asian="28pt" style:font-size-complex="28pt"/>
    </style:style>
    <style:style style:name="P6" style:family="paragraph" style:parent-style-name="Standard">
      <style:paragraph-properties fo:text-align="end" style:justify-single-word="false"/>
      <style:text-properties fo:font-size="18pt" officeooo:rsid="0003ad39" officeooo:paragraph-rsid="0003ad39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051393" officeooo:paragraph-rsid="00051393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officeooo:rsid="00051393" officeooo:paragraph-rsid="00092530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officeooo:rsid="00079047" officeooo:paragraph-rsid="00079047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79047" officeooo:paragraph-rsid="00079047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092530" officeooo:paragraph-rsid="00079047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5pt" officeooo:rsid="00079047" officeooo:paragraph-rsid="00079047" style:font-size-asian="15pt" style:font-size-complex="15pt"/>
    </style:style>
    <style:style style:name="P13" style:family="paragraph" style:parent-style-name="Standard">
      <style:paragraph-properties fo:text-align="center" style:justify-single-word="false"/>
      <style:text-properties fo:font-size="32pt" fo:text-shadow="1pt 1pt" officeooo:rsid="000cadce" officeooo:paragraph-rsid="000cadce" style:font-size-asian="32pt" style:font-size-complex="32pt"/>
    </style:style>
    <style:style style:name="P14" style:family="paragraph" style:parent-style-name="Standard">
      <style:paragraph-properties fo:text-align="start" style:justify-single-word="false"/>
      <style:text-properties fo:font-size="18pt" officeooo:rsid="00051393" officeooo:paragraph-rsid="00051393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fo:font-size="18pt" officeooo:rsid="00051393" officeooo:paragraph-rsid="00150103" style:font-size-asian="18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8pt" officeooo:rsid="00051393" officeooo:paragraph-rsid="001e5874" style:font-size-asian="18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8pt" officeooo:rsid="000cadce" officeooo:paragraph-rsid="000cadce" style:font-size-asian="18pt" style:font-size-complex="18pt"/>
    </style:style>
    <style:style style:name="P18" style:family="paragraph" style:parent-style-name="Standard">
      <style:paragraph-properties fo:text-align="start" style:justify-single-word="false"/>
      <style:text-properties fo:font-size="18pt" officeooo:rsid="000cadce" officeooo:paragraph-rsid="0012165a" style:font-size-asian="18pt" style:font-size-complex="18pt"/>
    </style:style>
    <style:style style:name="P19" style:family="paragraph" style:parent-style-name="Standard">
      <style:paragraph-properties fo:text-align="start" style:justify-single-word="false"/>
      <style:text-properties fo:font-size="18pt" officeooo:rsid="000cadce" officeooo:paragraph-rsid="0012f17d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rsid="000cadce" officeooo:paragraph-rsid="00150103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0cadce" officeooo:paragraph-rsid="0017d591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0cadce" officeooo:paragraph-rsid="001bd279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officeooo:rsid="000cadce" officeooo:paragraph-rsid="001e5874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officeooo:rsid="00134f52" officeooo:paragraph-rsid="00134f52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officeooo:rsid="001d18c7" officeooo:paragraph-rsid="001d18c7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officeooo:rsid="001d18c7" officeooo:paragraph-rsid="001e5874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size="18pt" officeooo:rsid="001e5874" officeooo:paragraph-rsid="001e5874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size="18pt" fo:font-weight="bold" officeooo:rsid="000cadce" officeooo:paragraph-rsid="0012f17d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8pt" fo:font-weight="bold" officeooo:rsid="000cadce" officeooo:paragraph-rsid="00150103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8pt" fo:font-weight="bold" officeooo:rsid="000cadce" officeooo:paragraph-rsid="0016bf94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8pt" fo:font-weight="bold" officeooo:rsid="000cadce" officeooo:paragraph-rsid="001e5874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22pt" officeooo:rsid="000cadce" officeooo:paragraph-rsid="0012165a" style:font-size-asian="22pt" style:font-size-complex="22pt"/>
    </style:style>
    <style:style style:name="P33" style:family="paragraph" style:parent-style-name="Standard">
      <style:paragraph-properties fo:text-align="start" style:justify-single-word="false"/>
      <style:text-properties fo:font-size="22pt" fo:font-weight="bold" officeooo:rsid="000cadce" officeooo:paragraph-rsid="000cadce" style:font-size-asian="22pt" style:font-weight-asian="bold" style:font-size-complex="2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22pt" fo:font-weight="bold" officeooo:rsid="00150103" officeooo:paragraph-rsid="00150103" style:font-size-asian="22pt" style:font-weight-asian="bold" style:font-size-complex="2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22pt" fo:font-weight="bold" officeooo:rsid="001e5874" officeooo:paragraph-rsid="001e5874" style:font-size-asian="22pt" style:font-weight-asian="bold" style:font-size-complex="2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28pt" fo:font-weight="bold" officeooo:rsid="00051393" officeooo:paragraph-rsid="00051393" style:font-size-asian="28pt" style:font-weight-asian="bold" style:font-size-complex="28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28pt" fo:font-weight="bold" officeooo:rsid="00051393" officeooo:paragraph-rsid="00150103" style:font-size-asian="28pt" style:font-weight-asian="bold" style:font-size-complex="28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28pt" fo:font-weight="bold" officeooo:rsid="00051393" officeooo:paragraph-rsid="001e5874" style:font-size-asian="28pt" style:font-weight-asian="bold" style:font-size-complex="28pt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092530"/>
    </style:style>
    <style:style style:name="T2" style:family="text">
      <style:text-properties officeooo:rsid="000b0835"/>
    </style:style>
    <style:style style:name="T3" style:family="text">
      <style:text-properties officeooo:rsid="000cadce"/>
    </style:style>
    <style:style style:name="T4" style:family="text">
      <style:text-properties officeooo:rsid="0012165a"/>
    </style:style>
    <style:style style:name="T5" style:family="text">
      <style:text-properties officeooo:rsid="0012f17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2165a" style:font-weight-asian="bold" style:font-weight-complex="bold"/>
    </style:style>
    <style:style style:name="T8" style:family="text">
      <style:text-properties officeooo:rsid="00150103"/>
    </style:style>
    <style:style style:name="T9" style:family="text">
      <style:text-properties officeooo:rsid="001606ae"/>
    </style:style>
    <style:style style:name="T10" style:family="text">
      <style:text-properties officeooo:rsid="0017d591"/>
    </style:style>
    <style:style style:name="T11" style:family="text">
      <style:text-properties fo:color="#000000" style:font-name="Monospace" fo:font-size="10pt" style:font-size-asian="10pt"/>
    </style:style>
    <style:style style:name="T12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officeooo:rsid="0019072e"/>
    </style:style>
    <style:style style:name="T14" style:family="text">
      <style:text-properties officeooo:rsid="001a6873"/>
    </style:style>
    <style:style style:name="T15" style:family="text">
      <style:text-properties officeooo:rsid="001ca796"/>
    </style:style>
    <style:style style:name="T16" style:family="text">
      <style:text-properties officeooo:rsid="001d18c7"/>
    </style:style>
    <style:style style:name="T17" style:family="text">
      <style:text-properties officeooo:rsid="001e5874"/>
    </style:style>
    <style:style style:name="T18" style:family="text">
      <style:text-properties fo:color="#7f0055" style:font-name="Monospace" fo:font-size="10pt" fo:font-weight="bold" style:font-size-asian="10pt" style:font-weight-asian="bold"/>
    </style:style>
    <style:style style:name="T19" style:family="text">
      <style:text-properties fo:color="#646464" style:font-name="Monospace" fo:font-size="10pt" style:font-size-asian="10pt"/>
    </style:style>
    <style:style style:name="T20" style:family="text">
      <style:text-properties fo:color="#6a3e3e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Sesión <text:span text:style-name="T3">4</text:span></text:p>
      <text:p text:style-name="P13">Java API y serialización</text:p>
      <text:p text:style-name="P3"/>
      <text:p text:style-name="P4"/>
      <text:p text:style-name="P3"/>
      <text:p text:style-name="P5">Experto Big Data</text:p>
      <text:p text:style-name="P5"/>
      <text:p text:style-name="P5"/>
      <text:p text:style-name="P5"/>
      <text:p text:style-name="P5"/>
      <text:p text:style-name="P5"/>
      <text:p text:style-name="P5"/>
      <text:p text:style-name="P6">Profesor: <text:span text:style-name="T3">Iván de Prado</text:span></text:p>
      <text:p text:style-name="P6">Alumno: David Suárez Caro</text:p>
      <text:p text:style-name="P6"/>
      <text:p text:style-name="P6"/>
      <text:p text:style-name="P6"/>
      <text:p text:style-name="P6"/>
      <text:p text:style-name="P6"/>
      <text:p text:style-name="P6"/>
      <text:p text:style-name="P36"><text:soft-page-break/><text:span text:style-name="T3">Ejercicio 1</text:span>. <text:span text:style-name="T3">Histograma con Writables</text:span></text:p>
      <text:p text:style-name="P7"/>
      <text:p text:style-name="P17">Para este ejercicio hemos utilizado dos jobs MapReduce. El primero llamado CalculateMaxMin lo utilizamos para calcular como su propio nombre indica el máximo y el mínimo valor de entre todos los valores de entrada.</text:p>
      <text:p text:style-name="P17"/>
      <text:p text:style-name="P33">CalculateMaxMinJob</text:p>
      <text:p text:style-name="P19"/>
      <text:p text:style-name="P28">NumbersTuple:</text:p>
      <text:p text:style-name="P19">Writable propio que posteriormente utilizaremos. Se compone de dos DoubleWritable max y min respectivamente.</text:p>
      <text:p text:style-name="P19"/>
      <text:p text:style-name="P28">CalculateMaxMinDriver:</text:p>
      <text:p text:style-name="P19">Aquí configuramos el archivo de entrada y las clases Mapper y Reducer que vamos a utilizar (CalculateMaxMinMapper, CalculateMaxMinReducer).</text:p>
      <text:p text:style-name="P19"/>
      <text:p text:style-name="P19">También configuramos las salidas del Mapper (IntWritable, NumbersTuple) y del job (IntWritable, NumbersTuple).</text:p>
      <text:p text:style-name="P19"/>
      <text:p text:style-name="P28">CalculateMaxMinMapper:</text:p>
      <text:p text:style-name="P19">En este Mapper simplemente recibimos un (Text, NullWritable) y enviamos una nueva tupla formada por un IntWritable(1) y un Writable creado por nosotros llamado NumbersTuple el cual hemos explicado anteriormente.</text:p>
      <text:p text:style-name="P19"/>
      <text:p text:style-name="P28">CalculateMaxMinReducer:</text:p>
      <text:p text:style-name="P19">Se recibe un IntWritable, cuyo valor en este caso siempre es 1, para unificar todas las tuplas, y un iterable de NumbersTuple que contiene los máximos y los mínimos respectivamente. Todos estos se recorren para obtener el máximo y mínimo total de toda la secuencia de números procesada.</text:p>
      <text:p text:style-name="P17"/>
      <text:p text:style-name="P32"><text:soft-page-break/><text:span text:style-name="T7">Histogram</text:span><text:span text:style-name="T6">Job</text:span></text:p>
      <text:p text:style-name="P18"/>
      <text:p text:style-name="P28"><text:span text:style-name="T4">Histogram</text:span>Driver:</text:p>
      <text:p text:style-name="P19">Aquí configuramos <text:span text:style-name="T5">las tuplas de entrada</text:span> y las clases Mapper y Reducer que vamos a utilizar (<text:span text:style-name="T5">Histogram</text:span>Mapper, <text:span text:style-name="T5">Histogram</text:span>Reducer).</text:p>
      <text:p text:style-name="P19"/>
      <text:p text:style-name="P19">También configuramos las salidas del Mapper (IntWritable, IntWritable) y del job (IntWritable, IntWritable).</text:p>
      <text:p text:style-name="P19"/>
      <text:p text:style-name="P28"><text:span text:style-name="T4">Histogram</text:span>Mapper:</text:p>
      <text:p text:style-name="P24">Recibimos un DoubleWritable y procedemos al enrutamiento de números teniendo ya del job anterior el máximo y el mínimo y el numero de barras pasadas por parámetro.</text:p>
      <text:p text:style-name="P19"/>
      <text:p text:style-name="P28"><text:span text:style-name="T4">Histogram</text:span>Reducer:</text:p>
      <text:p text:style-name="P24">Muy sencillo en este caso calcula la suma del total de números que van a esa barra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37"><text:span text:style-name="T3">Ejercicio 2</text:span>. <text:span text:style-name="T8">Los amigos de mis amigos con Writables</text:span></text:p>
      <text:p text:style-name="P15"/>
      <text:p text:style-name="P20">Para este ejercicio hemos utilizado <text:span text:style-name="T8">un solo</text:span> job MapReduce <text:span text:style-name="T8">el cual hemos llamado Friends.</text:span></text:p>
      <text:p text:style-name="P20"/>
      <text:p text:style-name="P34">Friends</text:p>
      <text:p text:style-name="P20"/>
      <text:p text:style-name="P29"><text:span text:style-name="T8">Friend</text:span>sTuple:</text:p>
      <text:p text:style-name="P20">Writable propio que posteriormente utilizaremos. Se compone de dos <text:span text:style-name="T8">Text</text:span> <text:span text:style-name="T8">bool</text:span> y <text:span text:style-name="T8">friend</text:span> respectivamente.</text:p>
      <text:p text:style-name="P20"/>
      <text:p text:style-name="P29"><text:span text:style-name="T9">Friends</text:span>Driver:</text:p>
      <text:p text:style-name="P21">Aquí configuramos el archivo de entrada y las clases Mapper y Reducer que vamos a utilizar (<text:span text:style-name="T10">Friends</text:span>Mapper, <text:span text:style-name="T10">Friends</text:span>Reducer).</text:p>
      <text:p text:style-name="P20"/>
      <text:p text:style-name="P22">También configuramos las salidas del Mapper (<text:span text:style-name="T13">Text</text:span>, <text:span text:style-name="T14">Friends</text:span>Tuple) y del job (<text:span text:style-name="T13">Text</text:span>, <text:span text:style-name="T13">Text</text:span>).</text:p>
      <text:p text:style-name="P20"/>
      <text:p text:style-name="P30"><text:span text:style-name="T9">Friends</text:span>Mapper:</text:p>
      <text:p text:style-name="P20">En este Mapper simplemente recibimos un (Text, <text:span text:style-name="T15">Text</text:span>) <text:span text:style-name="T16">con la implicación A es amigo de B </text:span>y enviamos <text:span text:style-name="T16">dos nuevas </text:span>tupla<text:span text:style-name="T16">s</text:span> formada<text:span text:style-name="T16">s por (A, (true, B)) y (B, (false, A)) cuyos tipo son (Text, FriendsTuple).</text:span></text:p>
      <text:p text:style-name="P20"/>
      <text:p text:style-name="P30"><text:span text:style-name="T9">Friends</text:span>Reducer:</text:p>
      <text:p text:style-name="P25">En el reducer vamos añadiendo a dos listas (directRel y reverseRel) respectivamente que luego vamos recorriendo de manera conjunta para emitir los amigos de nuestros amigos.</text:p>
      <text:p text:style-name="P7"/>
      <text:p text:style-name="P7"/>
      <text:p text:style-name="P7"/>
      <text:p text:style-name="P38"><text:soft-page-break/><text:span text:style-name="T3">Ejercicio 2</text:span>. <text:span text:style-name="T17">Writables con comparadores eficientes</text:span></text:p>
      <text:p text:style-name="P16"/>
      <text:p text:style-name="P27">Para este ejercicio hemos heredado de la clase WritableComparator y hemos implementado el método compare.</text:p>
      <text:p text:style-name="P23"/>
      <text:p text:style-name="P35">NumbersTupleComparator</text:p>
      <text:p text:style-name="P16"/>
      <text:p text:style-name="P16"><text:span text:style-name="T18">public</text:span><text:span text:style-name="T11"> </text:span><text:span text:style-name="T18">class</text:span><text:span text:style-name="T11"> NumbersTupleComparator </text:span><text:span text:style-name="T18">extends</text:span><text:span text:style-name="T11"> WritableComparator{</text:span></text:p>
      <text:p text:style-name="P39"><text:span text:style-name="T11"><text:tab/></text:span></text:p>
      <text:p text:style-name="P39"><text:span text:style-name="T11"><text:tab/></text:span><text:span text:style-name="T18">public</text:span><text:span text:style-name="T11"> NumbersTupleComparator(){</text:span></text:p>
      <text:p text:style-name="P39"><text:span text:style-name="T11"><text:s text:c="8"/></text:span><text:span text:style-name="T18">super</text:span><text:span text:style-name="T11">(NumbersTuple.</text:span><text:span text:style-name="T18">class</text:span><text:span text:style-name="T11">);</text:span></text:p>
      <text:p text:style-name="P39"><text:span text:style-name="T11"><text:s text:c="4"/>}</text:span></text:p>
      <text:p text:style-name="P39"><text:span text:style-name="T11"><text:s text:c="4"/></text:span><text:span text:style-name="T19">@Override</text:span></text:p>
      <text:p text:style-name="P39"><text:span text:style-name="T11"><text:s text:c="4"/></text:span><text:span text:style-name="T18">public</text:span><text:span text:style-name="T11"> </text:span><text:span text:style-name="T18">int</text:span><text:span text:style-name="T11"> compare(</text:span><text:span text:style-name="T12">WritableComparable</text:span><text:span text:style-name="T11"> </text:span><text:span text:style-name="T20">o</text:span><text:span text:style-name="T11">,</text:span><text:span text:style-name="T12">WritableComparable</text:span><text:span text:style-name="T11"> </text:span><text:span text:style-name="T20">o2</text:span><text:span text:style-name="T11">){</text:span></text:p>
      <text:p text:style-name="P39"><text:span text:style-name="T11"><text:s text:c="8"/>NumbersTuple </text:span><text:span text:style-name="T20">m</text:span><text:span text:style-name="T11"> = (NumbersTuple)</text:span><text:span text:style-name="T20">o</text:span><text:span text:style-name="T11">;</text:span></text:p>
      <text:p text:style-name="P39"><text:span text:style-name="T11"><text:s text:c="8"/>NumbersTuple </text:span><text:span text:style-name="T20">m2</text:span><text:span text:style-name="T11"> = (NumbersTuple)</text:span><text:span text:style-name="T20">o2</text:span><text:span text:style-name="T11">;</text:span></text:p>
      <text:p text:style-name="P39"><text:span text:style-name="T11"><text:s text:c="8"/></text:span><text:span text:style-name="T18">int</text:span><text:span text:style-name="T11"> </text:span><text:span text:style-name="T20">cmp</text:span><text:span text:style-name="T11"> = </text:span><text:span text:style-name="T20">m</text:span><text:span text:style-name="T11">.getmax().compareTo(</text:span><text:span text:style-name="T20">m2</text:span><text:span text:style-name="T11">.getmax());</text:span></text:p>
      <text:p text:style-name="P39"><text:span text:style-name="T11"><text:s text:c="8"/></text:span><text:span text:style-name="T18">if</text:span><text:span text:style-name="T11"> (</text:span><text:span text:style-name="T20">cmp</text:span><text:span text:style-name="T11"> != 0) {</text:span></text:p>
      <text:p text:style-name="P39"><text:span text:style-name="T11"><text:tab/><text:tab/></text:span><text:span text:style-name="T18">return</text:span><text:span text:style-name="T11"> </text:span><text:span text:style-name="T20">cmp</text:span><text:span text:style-name="T11">;</text:span></text:p>
      <text:p text:style-name="P39"><text:span text:style-name="T11"><text:tab/><text:tab/>} </text:span><text:span text:style-name="T18">else</text:span></text:p>
      <text:p text:style-name="P39"><text:span text:style-name="T11"><text:tab/><text:tab/></text:span><text:span text:style-name="T18">return</text:span><text:span text:style-name="T11"> </text:span><text:span text:style-name="T20">m</text:span><text:span text:style-name="T11">.getmin().compareTo(</text:span><text:span text:style-name="T20">m2</text:span><text:span text:style-name="T11">.getmin());</text:span></text:p>
      <text:p text:style-name="P39"><text:span text:style-name="T11"><text:s text:c="4"/>}</text:span></text:p>
      <text:p text:style-name="P39"><text:span text:style-name="T11">}</text:span></text:p>
      <text:p text:style-name="P16"/>
      <text:p text:style-name="P16"/>
      <text:p text:style-name="P16"/>
      <text:p text:style-name="P35">FriendsTupleComparator</text:p>
      <text:p text:style-name="P16"/>
      <text:p text:style-name="P16"><text:span text:style-name="T18">public</text:span><text:span text:style-name="T11"> </text:span><text:span text:style-name="T18">class</text:span><text:span text:style-name="T11"> FriendsTupleComparator </text:span><text:span text:style-name="T18">extends</text:span><text:span text:style-name="T11"> WritableComparator{</text:span></text:p>
      <text:p text:style-name="P39"><text:span text:style-name="T11"><text:tab/></text:span><text:span text:style-name="T18">public</text:span><text:span text:style-name="T11"> FriendsTupleComparator(){</text:span></text:p>
      <text:p text:style-name="P39"><text:span text:style-name="T11"><text:s text:c="8"/></text:span><text:span text:style-name="T18">super</text:span><text:span text:style-name="T11">(FriendsTuple.</text:span><text:span text:style-name="T18">class</text:span><text:span text:style-name="T11">);</text:span></text:p>
      <text:p text:style-name="P39"><text:span text:style-name="T11"><text:s text:c="4"/>}</text:span></text:p>
      <text:p text:style-name="P39"><text:span text:style-name="T11"><text:s text:c="4"/></text:span><text:span text:style-name="T19">@Override</text:span></text:p>
      <text:p text:style-name="P39"><text:span text:style-name="T11"><text:s text:c="4"/></text:span><text:span text:style-name="T18">public</text:span><text:span text:style-name="T11"> </text:span><text:span text:style-name="T18">int</text:span><text:span text:style-name="T11"> compare(</text:span><text:span text:style-name="T12">WritableComparable</text:span><text:span text:style-name="T11"> </text:span><text:span text:style-name="T20">o</text:span><text:span text:style-name="T11">,</text:span><text:span text:style-name="T12">WritableComparable</text:span><text:span text:style-name="T11"> </text:span><text:span text:style-name="T20">o2</text:span><text:span text:style-name="T11">){</text:span></text:p>
      <text:p text:style-name="P39"><text:span text:style-name="T11"><text:s text:c="4"/><text:tab/>FriendsTuple </text:span><text:span text:style-name="T20">m</text:span><text:span text:style-name="T11"> = (FriendsTuple)</text:span><text:span text:style-name="T20">o</text:span><text:span text:style-name="T11">;</text:span></text:p>
      <text:p text:style-name="P39"><text:span text:style-name="T11"><text:s text:c="4"/><text:tab/>FriendsTuple </text:span><text:span text:style-name="T20">m2</text:span><text:span text:style-name="T11"> = (FriendsTuple)</text:span><text:span text:style-name="T20">o2</text:span><text:span text:style-name="T11">;</text:span></text:p>
      <text:p text:style-name="P39"><text:span text:style-name="T11"><text:s text:c="8"/></text:span><text:span text:style-name="T18">int</text:span><text:span text:style-name="T11"> </text:span><text:span text:style-name="T20">cmp</text:span><text:span text:style-name="T11"> = </text:span><text:span text:style-name="T20">m</text:span><text:span text:style-name="T11">.getBool().compareTo(</text:span><text:span text:style-name="T20">m2</text:span><text:span text:style-name="T11">.getBool());</text:span></text:p>
      <text:p text:style-name="P39"><text:span text:style-name="T11"><text:s text:c="8"/></text:span><text:span text:style-name="T18">if</text:span><text:span text:style-name="T11"> (</text:span><text:span text:style-name="T20">cmp</text:span><text:span text:style-name="T11"> != 0) {</text:span></text:p>
      <text:p text:style-name="P39"><text:span text:style-name="T11"><text:tab/><text:tab/></text:span><text:span text:style-name="T18">return</text:span><text:span text:style-name="T11"> </text:span><text:span text:style-name="T20">cmp</text:span><text:span text:style-name="T11">;</text:span></text:p>
      <text:p text:style-name="P39"><text:span text:style-name="T11"><text:tab/><text:tab/>} </text:span><text:span text:style-name="T18">else</text:span></text:p>
      <text:p text:style-name="P39"><text:span text:style-name="T11"><text:tab/><text:tab/></text:span><text:span text:style-name="T18">return</text:span><text:span text:style-name="T11"> </text:span><text:span text:style-name="T20">m</text:span><text:span text:style-name="T11">.getFriend().compareTo(</text:span><text:span text:style-name="T20">m2</text:span><text:span text:style-name="T11">.getFriend());</text:span></text:p>
      <text:p text:style-name="P39"><text:span text:style-name="T11"><text:s text:c="4"/>}</text:span></text:p>
      <text:p text:style-name="P39"><text:span text:style-name="T11">}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20:18:49.964924348</meta:creation-date>
    <dc:date>2015-12-01T19:46:09.590532597</dc:date>
    <meta:editing-duration>PT48M8S</meta:editing-duration>
    <meta:editing-cycles>22</meta:editing-cycles>
    <meta:generator>LibreOffice/4.4.2.2$Linux_X86_64 LibreOffice_project/40m0$Build-2</meta:generator>
    <meta:document-statistic meta:table-count="0" meta:image-count="0" meta:object-count="0" meta:page-count="5" meta:paragraph-count="72" meta:word-count="500" meta:character-count="3818" meta:non-whitespace-character-count="3268"/>
  </office:meta>
</office:document-meta>
</file>